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7" table:default-cell-style-name="ce2"/>
        <table:table-column table:style-name="co2" table:default-cell-style-name="ce1"/>
        <table:table-column table:style-name="co8" table:number-columns-repeated="2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table:style-name="Default" office:value-type="string">
            <text:p>luck</text:p>
          </table:table-cell>
          <table:table-cell table:style-name="Default" office:value-type="string">
            <text:p>critchance</text:p>
          </table:table-cell>
          <table:table-cell table:style-name="Default"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0</text:p>
          </table:table-cell>
          <table:table-cell table:formula="of:=[.E2]-0.69" office:value-type="percentage" office:value="0.01">
            <text:p>1.00%</text:p>
          </table:table-cell>
          <table:table-cell table:formula="of:=1-[.E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FLOOR([.B2] * 1.1;1)" office:value-type="float" office:value="27">
            <text:p>27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 0.7 + [.A3]/300" office:value-type="float" office:value="0.706666666666667">
            <text:p>0.71</text:p>
          </table:table-cell>
          <table:table-cell table:formula="of:=[.E3]-0.69" office:value-type="percentage" office:value="0.0166666666666667">
            <text:p>1.67%</text:p>
          </table:table-cell>
          <table:table-cell table:formula="of:=1-[.E3]" office:value-type="float" office:value="0.293333333333333">
            <text:p>0.29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I2]+[.H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FLOOR([.B3] * 1.1;1)" office:value-type="float" office:value="29">
            <text:p>29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 0.7 + [.A4]/300" office:value-type="float" office:value="0.71">
            <text:p>0.71</text:p>
          </table:table-cell>
          <table:table-cell table:formula="of:=[.E4]-0.69" office:value-type="percentage" office:value="0.02">
            <text:p>2.00%</text:p>
          </table:table-cell>
          <table:table-cell table:formula="of:=1-[.E4]" office:value-type="float" office:value="0.29">
            <text:p>0.29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I3]+[.H3]" office:value-type="float" office:value="16">
            <text:p>1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FLOOR([.B4] * 1.1;1)" office:value-type="float" office:value="31">
            <text:p>31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 0.7 + [.A5]/300" office:value-type="float" office:value="0.713333333333333">
            <text:p>0.71</text:p>
          </table:table-cell>
          <table:table-cell table:formula="of:=[.E5]-0.69" office:value-type="percentage" office:value="0.0233333333333333">
            <text:p>2.33%</text:p>
          </table:table-cell>
          <table:table-cell table:formula="of:=1-[.E5]" office:value-type="float" office:value="0.286666666666667">
            <text:p>0.29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I4]+[.H4]" office:value-type="float" office:value="43">
            <text:p>43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FLOOR([.B5] * 1.1;1)" office:value-type="float" office:value="34">
            <text:p>34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 0.7 + [.A6]/300" office:value-type="float" office:value="0.716666666666667">
            <text:p>0.72</text:p>
          </table:table-cell>
          <table:table-cell table:formula="of:=[.E6]-0.69" office:value-type="percentage" office:value="0.0266666666666667">
            <text:p>2.67%</text:p>
          </table:table-cell>
          <table:table-cell table:formula="of:=1-[.E6]" office:value-type="float" office:value="0.283333333333333">
            <text:p>0.28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I5]+[.H5]" office:value-type="float" office:value="91">
            <text:p>9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FLOOR([.B6] * 1.1;1)" office:value-type="float" office:value="37">
            <text:p>37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 0.7 + [.A7]/300" office:value-type="float" office:value="0.72">
            <text:p>0.72</text:p>
          </table:table-cell>
          <table:table-cell table:formula="of:=[.E7]-0.69" office:value-type="percentage" office:value="0.03">
            <text:p>3.00%</text:p>
          </table:table-cell>
          <table:table-cell table:formula="of:=1-[.E7]" office:value-type="float" office:value="0.28">
            <text:p>0.28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I6]+[.H6]" office:value-type="float" office:value="167">
            <text:p>16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FLOOR([.B7] * 1.1;1)" office:value-type="float" office:value="40">
            <text:p>40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 0.7 + [.A8]/300" office:value-type="float" office:value="0.723333333333333">
            <text:p>0.72</text:p>
          </table:table-cell>
          <table:table-cell table:formula="of:=[.E8]-0.69" office:value-type="percentage" office:value="0.0333333333333333">
            <text:p>3.33%</text:p>
          </table:table-cell>
          <table:table-cell table:formula="of:=1-[.E8]" office:value-type="float" office:value="0.276666666666667">
            <text:p>0.2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I7]+[.H7]" office:value-type="float" office:value="277">
            <text:p>27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FLOOR([.B8] * 1.1;1)" office:value-type="float" office:value="44">
            <text:p>4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 0.7 + [.A9]/300" office:value-type="float" office:value="0.726666666666667">
            <text:p>0.73</text:p>
          </table:table-cell>
          <table:table-cell table:formula="of:=[.E9]-0.69" office:value-type="percentage" office:value="0.0366666666666666">
            <text:p>3.67%</text:p>
          </table:table-cell>
          <table:table-cell table:formula="of:=1-[.E9]" office:value-type="float" office:value="0.273333333333333">
            <text:p>0.27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I8]+[.H8]" office:value-type="float" office:value="427">
            <text:p>42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FLOOR([.B9] * 1.1;1)" office:value-type="float" office:value="48">
            <text:p>48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 0.7 + [.A10]/300" office:value-type="float" office:value="0.73">
            <text:p>0.73</text:p>
          </table:table-cell>
          <table:table-cell table:formula="of:=[.E10]-0.69" office:value-type="percentage" office:value="0.04">
            <text:p>4.00%</text:p>
          </table:table-cell>
          <table:table-cell table:formula="of:=1-[.E10]" office:value-type="float" office:value="0.27">
            <text:p>0.27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I9]+[.H9]" office:value-type="float" office:value="624">
            <text:p>62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FLOOR([.B10] * 1.1;1)" office:value-type="float" office:value="52">
            <text:p>52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 0.7 + [.A11]/300" office:value-type="float" office:value="0.733333333333333">
            <text:p>0.73</text:p>
          </table:table-cell>
          <table:table-cell table:formula="of:=[.E11]-0.69" office:value-type="percentage" office:value="0.0433333333333333">
            <text:p>4.33%</text:p>
          </table:table-cell>
          <table:table-cell table:formula="of:=1-[.E11]" office:value-type="float" office:value="0.266666666666667">
            <text:p>0.27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I10]+[.H10]" office:value-type="float" office:value="875">
            <text:p>875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FLOOR([.B11] * 1.1;1)" office:value-type="float" office:value="57">
            <text:p>57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 0.7 + [.A12]/300" office:value-type="float" office:value="0.736666666666667">
            <text:p>0.74</text:p>
          </table:table-cell>
          <table:table-cell table:formula="of:=[.E12]-0.69" office:value-type="percentage" office:value="0.0466666666666666">
            <text:p>4.67%</text:p>
          </table:table-cell>
          <table:table-cell table:formula="of:=1-[.E12]" office:value-type="float" office:value="0.263333333333333">
            <text:p>0.26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I11]+[.H11]" office:value-type="float" office:value="1187">
            <text:p>1187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FLOOR([.B12] * 1.1;1)" office:value-type="float" office:value="62">
            <text:p>62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 0.7 + [.A13]/300" office:value-type="float" office:value="0.74">
            <text:p>0.74</text:p>
          </table:table-cell>
          <table:table-cell table:formula="of:=[.E13]-0.69" office:value-type="percentage" office:value="0.05">
            <text:p>5.00%</text:p>
          </table:table-cell>
          <table:table-cell table:formula="of:=1-[.E13]" office:value-type="float" office:value="0.26">
            <text:p>0.26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I12]+[.H12]" office:value-type="float" office:value="1566">
            <text:p>156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FLOOR([.B13] * 1.1;1)" office:value-type="float" office:value="68">
            <text:p>68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 0.7 + [.A14]/300" office:value-type="float" office:value="0.743333333333333">
            <text:p>0.74</text:p>
          </table:table-cell>
          <table:table-cell table:formula="of:=[.E14]-0.69" office:value-type="percentage" office:value="0.0533333333333333">
            <text:p>5.33%</text:p>
          </table:table-cell>
          <table:table-cell table:formula="of:=1-[.E14]" office:value-type="float" office:value="0.256666666666667">
            <text:p>0.26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I13]+[.H13]" office:value-type="float" office:value="2020">
            <text:p>202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FLOOR([.B14] * 1.1;1)" office:value-type="float" office:value="74">
            <text:p>74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 0.7 + [.A15]/300" office:value-type="float" office:value="0.746666666666667">
            <text:p>0.75</text:p>
          </table:table-cell>
          <table:table-cell table:formula="of:=[.E15]-0.69" office:value-type="percentage" office:value="0.0566666666666666">
            <text:p>5.67%</text:p>
          </table:table-cell>
          <table:table-cell table:formula="of:=1-[.E15]" office:value-type="float" office:value="0.253333333333333">
            <text:p>0.25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I14]+[.H14]" office:value-type="float" office:value="2555">
            <text:p>2555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FLOOR([.B15] * 1.1;1)" office:value-type="float" office:value="81">
            <text:p>81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 0.7 + [.A16]/300" office:value-type="float" office:value="0.75">
            <text:p>0.75</text:p>
          </table:table-cell>
          <table:table-cell table:formula="of:=[.E16]-0.69" office:value-type="percentage" office:value="0.0600000000000001">
            <text:p>6.00%</text:p>
          </table:table-cell>
          <table:table-cell table:formula="of:=1-[.E16]" office:value-type="float" office:value="0.25">
            <text:p>0.25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I15]+[.H15]" office:value-type="float" office:value="3179">
            <text:p>31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FLOOR([.B16] * 1.1;1)" office:value-type="float" office:value="89">
            <text:p>89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 0.7 + [.A17]/300" office:value-type="float" office:value="0.753333333333333">
            <text:p>0.75</text:p>
          </table:table-cell>
          <table:table-cell table:formula="of:=[.E17]-0.69" office:value-type="percentage" office:value="0.0633333333333334">
            <text:p>6.33%</text:p>
          </table:table-cell>
          <table:table-cell table:formula="of:=1-[.E17]" office:value-type="float" office:value="0.246666666666667">
            <text:p>0.25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I16]+[.H16]" office:value-type="float" office:value="3899">
            <text:p>3899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FLOOR([.B17] * 1.1;1)" office:value-type="float" office:value="97">
            <text:p>97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 0.7 + [.A18]/300" office:value-type="float" office:value="0.756666666666667">
            <text:p>0.76</text:p>
          </table:table-cell>
          <table:table-cell table:formula="of:=[.E18]-0.69" office:value-type="percentage" office:value="0.0666666666666667">
            <text:p>6.67%</text:p>
          </table:table-cell>
          <table:table-cell table:formula="of:=1-[.E18]" office:value-type="float" office:value="0.243333333333333">
            <text:p>0.24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I17]+[.H17]" office:value-type="float" office:value="4722">
            <text:p>472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FLOOR([.B18] * 1.1;1)" office:value-type="float" office:value="106">
            <text:p>106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 0.7 + [.A19]/300" office:value-type="float" office:value="0.76">
            <text:p>0.76</text:p>
          </table:table-cell>
          <table:table-cell table:formula="of:=[.E19]-0.69" office:value-type="percentage" office:value="0.07">
            <text:p>7.00%</text:p>
          </table:table-cell>
          <table:table-cell table:formula="of:=1-[.E19]" office:value-type="float" office:value="0.24">
            <text:p>0.24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I18]+[.H18]" office:value-type="float" office:value="5656">
            <text:p>5656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FLOOR([.B19] * 1.1;1)" office:value-type="float" office:value="116">
            <text:p>116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 0.7 + [.A20]/300" office:value-type="float" office:value="0.763333333333333">
            <text:p>0.76</text:p>
          </table:table-cell>
          <table:table-cell table:formula="of:=[.E20]-0.69" office:value-type="percentage" office:value="0.0733333333333334">
            <text:p>7.33%</text:p>
          </table:table-cell>
          <table:table-cell table:formula="of:=1-[.E20]" office:value-type="float" office:value="0.236666666666667">
            <text:p>0.24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I19]+[.H19]" office:value-type="float" office:value="6708">
            <text:p>6708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FLOOR([.B20] * 1.1;1)" office:value-type="float" office:value="127">
            <text:p>127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 0.7 + [.A21]/300" office:value-type="float" office:value="0.766666666666667">
            <text:p>0.77</text:p>
          </table:table-cell>
          <table:table-cell table:formula="of:=[.E21]-0.69" office:value-type="percentage" office:value="0.0766666666666667">
            <text:p>7.67%</text:p>
          </table:table-cell>
          <table:table-cell table:formula="of:=1-[.E21]" office:value-type="float" office:value="0.233333333333333">
            <text:p>0.23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I20]+[.H20]" office:value-type="float" office:value="7886">
            <text:p>7886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FLOOR([.B21] * 1.1;1)" office:value-type="float" office:value="139">
            <text:p>139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 0.7 + [.A22]/300" office:value-type="float" office:value="0.77">
            <text:p>0.77</text:p>
          </table:table-cell>
          <table:table-cell table:formula="of:=[.E22]-0.69" office:value-type="percentage" office:value="0.08">
            <text:p>8.00%</text:p>
          </table:table-cell>
          <table:table-cell table:formula="of:=1-[.E22]" office:value-type="float" office:value="0.23">
            <text:p>0.2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I21]+[.H21]" office:value-type="float" office:value="9198">
            <text:p>9198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FLOOR([.B22] * 1.1;1)" office:value-type="float" office:value="152">
            <text:p>152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 0.7 + [.A23]/300" office:value-type="float" office:value="0.773333333333333">
            <text:p>0.77</text:p>
          </table:table-cell>
          <table:table-cell table:formula="of:=[.E23]-0.69" office:value-type="percentage" office:value="0.0833333333333334">
            <text:p>8.33%</text:p>
          </table:table-cell>
          <table:table-cell table:formula="of:=1-[.E23]" office:value-type="float" office:value="0.226666666666667">
            <text:p>0.23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I22]+[.H22]" office:value-type="float" office:value="10652">
            <text:p>10652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FLOOR([.B23] * 1.1;1)" office:value-type="float" office:value="167">
            <text:p>167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 0.7 + [.A24]/300" office:value-type="float" office:value="0.776666666666667">
            <text:p>0.78</text:p>
          </table:table-cell>
          <table:table-cell table:formula="of:=[.E24]-0.69" office:value-type="percentage" office:value="0.0866666666666667">
            <text:p>8.67%</text:p>
          </table:table-cell>
          <table:table-cell table:formula="of:=1-[.E24]" office:value-type="float" office:value="0.223333333333333">
            <text:p>0.22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I23]+[.H23]" office:value-type="float" office:value="12256">
            <text:p>1225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FLOOR([.B24] * 1.1;1)" office:value-type="float" office:value="183">
            <text:p>18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 0.7 + [.A25]/300" office:value-type="float" office:value="0.78">
            <text:p>0.78</text:p>
          </table:table-cell>
          <table:table-cell table:formula="of:=[.E25]-0.69" office:value-type="percentage" office:value="0.09">
            <text:p>9.00%</text:p>
          </table:table-cell>
          <table:table-cell table:formula="of:=1-[.E25]" office:value-type="float" office:value="0.22">
            <text:p>0.22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I24]+[.H24]" office:value-type="float" office:value="14018">
            <text:p>14018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FLOOR([.B25] * 1.1;1)" office:value-type="float" office:value="201">
            <text:p>201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 0.7 + [.A26]/300" office:value-type="float" office:value="0.783333333333333">
            <text:p>0.78</text:p>
          </table:table-cell>
          <table:table-cell table:formula="of:=[.E26]-0.69" office:value-type="percentage" office:value="0.0933333333333334">
            <text:p>9.33%</text:p>
          </table:table-cell>
          <table:table-cell table:formula="of:=1-[.E26]" office:value-type="float" office:value="0.216666666666667">
            <text:p>0.22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I25]+[.H25]" office:value-type="float" office:value="15946">
            <text:p>1594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FLOOR([.B26] * 1.1;1)" office:value-type="float" office:value="221">
            <text:p>221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 0.7 + [.A27]/300" office:value-type="float" office:value="0.786666666666667">
            <text:p>0.79</text:p>
          </table:table-cell>
          <table:table-cell table:formula="of:=[.E27]-0.69" office:value-type="percentage" office:value="0.0966666666666667">
            <text:p>9.67%</text:p>
          </table:table-cell>
          <table:table-cell table:formula="of:=1-[.E27]" office:value-type="float" office:value="0.213333333333333">
            <text:p>0.21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I26]+[.H26]" office:value-type="float" office:value="18048">
            <text:p>1804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FLOOR([.B27] * 1.1;1)" office:value-type="float" office:value="243">
            <text:p>243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 0.7 + [.A28]/300" office:value-type="float" office:value="0.79">
            <text:p>0.79</text:p>
          </table:table-cell>
          <table:table-cell table:formula="of:=[.E28]-0.69" office:value-type="percentage" office:value="0.1">
            <text:p>10.00%</text:p>
          </table:table-cell>
          <table:table-cell table:formula="of:=1-[.E28]" office:value-type="float" office:value="0.21">
            <text:p>0.21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I27]+[.H27]" office:value-type="float" office:value="20333">
            <text:p>20333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FLOOR([.B28] * 1.1;1)" office:value-type="float" office:value="267">
            <text:p>267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 0.7 + [.A29]/300" office:value-type="float" office:value="0.793333333333333">
            <text:p>0.79</text:p>
          </table:table-cell>
          <table:table-cell table:formula="of:=[.E29]-0.69" office:value-type="percentage" office:value="0.103333333333333">
            <text:p>10.33%</text:p>
          </table:table-cell>
          <table:table-cell table:formula="of:=1-[.E29]" office:value-type="float" office:value="0.206666666666667">
            <text:p>0.21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I28]+[.H28]" office:value-type="float" office:value="22810">
            <text:p>2281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FLOOR([.B29] * 1.1;1)" office:value-type="float" office:value="293">
            <text:p>293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 0.7 + [.A30]/300" office:value-type="float" office:value="0.796666666666667">
            <text:p>0.80</text:p>
          </table:table-cell>
          <table:table-cell table:formula="of:=[.E30]-0.69" office:value-type="percentage" office:value="0.106666666666667">
            <text:p>10.67%</text:p>
          </table:table-cell>
          <table:table-cell table:formula="of:=1-[.E30]" office:value-type="float" office:value="0.203333333333333">
            <text:p>0.20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I29]+[.H29]" office:value-type="float" office:value="25487">
            <text:p>25487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FLOOR([.B30] * 1.1;1)" office:value-type="float" office:value="322">
            <text:p>322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 0.7 + [.A31]/300" office:value-type="float" office:value="0.8">
            <text:p>0.80</text:p>
          </table:table-cell>
          <table:table-cell table:formula="of:=[.E31]-0.69" office:value-type="percentage" office:value="0.11">
            <text:p>11.00%</text:p>
          </table:table-cell>
          <table:table-cell table:formula="of:=1-[.E31]" office:value-type="float" office:value="0.2">
            <text:p>0.20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I30]+[.H30]" office:value-type="float" office:value="28373">
            <text:p>2837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FLOOR([.B31] * 1.1;1)" office:value-type="float" office:value="354">
            <text:p>354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 0.7 + [.A32]/300" office:value-type="float" office:value="0.803333333333333">
            <text:p>0.80</text:p>
          </table:table-cell>
          <table:table-cell table:formula="of:=[.E32]-0.69" office:value-type="percentage" office:value="0.113333333333333">
            <text:p>11.33%</text:p>
          </table:table-cell>
          <table:table-cell table:formula="of:=1-[.E32]" office:value-type="float" office:value="0.196666666666667">
            <text:p>0.20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I31]+[.H31]" office:value-type="float" office:value="31477">
            <text:p>31477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FLOOR([.B32] * 1.1;1)" office:value-type="float" office:value="389">
            <text:p>389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 0.7 + [.A33]/300" office:value-type="float" office:value="0.806666666666667">
            <text:p>0.81</text:p>
          </table:table-cell>
          <table:table-cell table:formula="of:=[.E33]-0.69" office:value-type="percentage" office:value="0.116666666666667">
            <text:p>11.67%</text:p>
          </table:table-cell>
          <table:table-cell table:formula="of:=1-[.E33]" office:value-type="float" office:value="0.193333333333333">
            <text:p>0.19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I32]+[.H32]" office:value-type="float" office:value="34808">
            <text:p>34808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FLOOR([.B33] * 1.1;1)" office:value-type="float" office:value="427">
            <text:p>427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 0.7 + [.A34]/300" office:value-type="float" office:value="0.81">
            <text:p>0.81</text:p>
          </table:table-cell>
          <table:table-cell table:formula="of:=[.E34]-0.69" office:value-type="percentage" office:value="0.12">
            <text:p>12.00%</text:p>
          </table:table-cell>
          <table:table-cell table:formula="of:=1-[.E34]" office:value-type="float" office:value="0.19">
            <text:p>0.19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I33]+[.H33]" office:value-type="float" office:value="38375">
            <text:p>38375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FLOOR([.B34] * 1.1;1)" office:value-type="float" office:value="469">
            <text:p>469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 0.7 + [.A35]/300" office:value-type="float" office:value="0.813333333333333">
            <text:p>0.81</text:p>
          </table:table-cell>
          <table:table-cell table:formula="of:=[.E35]-0.69" office:value-type="percentage" office:value="0.123333333333333">
            <text:p>12.33%</text:p>
          </table:table-cell>
          <table:table-cell table:formula="of:=1-[.E35]" office:value-type="float" office:value="0.186666666666667">
            <text:p>0.1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I34]+[.H34]" office:value-type="float" office:value="42188">
            <text:p>4218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FLOOR([.B35] * 1.1;1)" office:value-type="float" office:value="515">
            <text:p>51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 0.7 + [.A36]/300" office:value-type="float" office:value="0.816666666666667">
            <text:p>0.82</text:p>
          </table:table-cell>
          <table:table-cell table:formula="of:=[.E36]-0.69" office:value-type="percentage" office:value="0.126666666666667">
            <text:p>12.67%</text:p>
          </table:table-cell>
          <table:table-cell table:formula="of:=1-[.E36]" office:value-type="float" office:value="0.183333333333333">
            <text:p>0.18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I35]+[.H35]" office:value-type="float" office:value="46256">
            <text:p>46256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FLOOR([.B36] * 1.1;1)" office:value-type="float" office:value="566">
            <text:p>56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 0.7 + [.A37]/300" office:value-type="float" office:value="0.82">
            <text:p>0.82</text:p>
          </table:table-cell>
          <table:table-cell table:formula="of:=[.E37]-0.69" office:value-type="percentage" office:value="0.13">
            <text:p>13.00%</text:p>
          </table:table-cell>
          <table:table-cell table:formula="of:=1-[.E37]" office:value-type="float" office:value="0.18">
            <text:p>0.18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I36]+[.H36]" office:value-type="float" office:value="50588">
            <text:p>50588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FLOOR([.B37] * 1.1;1)" office:value-type="float" office:value="622">
            <text:p>622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 0.7 + [.A38]/300" office:value-type="float" office:value="0.823333333333333">
            <text:p>0.82</text:p>
          </table:table-cell>
          <table:table-cell table:formula="of:=[.E38]-0.69" office:value-type="percentage" office:value="0.133333333333333">
            <text:p>13.33%</text:p>
          </table:table-cell>
          <table:table-cell table:formula="of:=1-[.E38]" office:value-type="float" office:value="0.176666666666667">
            <text:p>0.18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I37]+[.H37]" office:value-type="float" office:value="55194">
            <text:p>55194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FLOOR([.B38] * 1.1;1)" office:value-type="float" office:value="684">
            <text:p>684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 0.7 + [.A39]/300" office:value-type="float" office:value="0.826666666666667">
            <text:p>0.83</text:p>
          </table:table-cell>
          <table:table-cell table:formula="of:=[.E39]-0.69" office:value-type="percentage" office:value="0.136666666666667">
            <text:p>13.67%</text:p>
          </table:table-cell>
          <table:table-cell table:formula="of:=1-[.E39]" office:value-type="float" office:value="0.173333333333333">
            <text:p>0.1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I38]+[.H38]" office:value-type="float" office:value="60084">
            <text:p>60084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FLOOR([.B39] * 1.1;1)" office:value-type="float" office:value="752">
            <text:p>752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 0.7 + [.A40]/300" office:value-type="float" office:value="0.83">
            <text:p>0.83</text:p>
          </table:table-cell>
          <table:table-cell table:formula="of:=[.E40]-0.69" office:value-type="percentage" office:value="0.14">
            <text:p>14.00%</text:p>
          </table:table-cell>
          <table:table-cell table:formula="of:=1-[.E40]" office:value-type="float" office:value="0.17">
            <text:p>0.17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I39]+[.H39]" office:value-type="float" office:value="65268">
            <text:p>65268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FLOOR([.B40] * 1.1;1)" office:value-type="float" office:value="827">
            <text:p>827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 0.7 + [.A41]/300" office:value-type="float" office:value="0.833333333333333">
            <text:p>0.83</text:p>
          </table:table-cell>
          <table:table-cell table:formula="of:=[.E41]-0.69" office:value-type="percentage" office:value="0.143333333333333">
            <text:p>14.33%</text:p>
          </table:table-cell>
          <table:table-cell table:formula="of:=1-[.E41]" office:value-type="float" office:value="0.166666666666667">
            <text:p>0.17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I40]+[.H40]" office:value-type="float" office:value="70755">
            <text:p>7075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FLOOR([.B41] * 1.1;1)" office:value-type="float" office:value="909">
            <text:p>9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 0.7 + [.A42]/300" office:value-type="float" office:value="0.836666666666667">
            <text:p>0.84</text:p>
          </table:table-cell>
          <table:table-cell table:formula="of:=[.E42]-0.69" office:value-type="percentage" office:value="0.146666666666667">
            <text:p>14.67%</text:p>
          </table:table-cell>
          <table:table-cell table:formula="of:=1-[.E42]" office:value-type="float" office:value="0.163333333333333">
            <text:p>0.16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I41]+[.H41]" office:value-type="float" office:value="76556">
            <text:p>76556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FLOOR([.B42] * 1.1;1)" office:value-type="float" office:value="999">
            <text:p>999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 0.7 + [.A43]/300" office:value-type="float" office:value="0.84">
            <text:p>0.84</text:p>
          </table:table-cell>
          <table:table-cell table:formula="of:=[.E43]-0.69" office:value-type="percentage" office:value="0.15">
            <text:p>15.00%</text:p>
          </table:table-cell>
          <table:table-cell table:formula="of:=1-[.E43]" office:value-type="float" office:value="0.16">
            <text:p>0.16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I42]+[.H42]" office:value-type="float" office:value="82681">
            <text:p>82681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FLOOR([.B43] * 1.1;1)" office:value-type="float" office:value="1098">
            <text:p>1098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 0.7 + [.A44]/300" office:value-type="float" office:value="0.843333333333333">
            <text:p>0.84</text:p>
          </table:table-cell>
          <table:table-cell table:formula="of:=[.E44]-0.69" office:value-type="percentage" office:value="0.153333333333333">
            <text:p>15.33%</text:p>
          </table:table-cell>
          <table:table-cell table:formula="of:=1-[.E44]" office:value-type="float" office:value="0.156666666666667">
            <text:p>0.16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I43]+[.H43]" office:value-type="float" office:value="89141">
            <text:p>8914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FLOOR([.B44] * 1.1;1)" office:value-type="float" office:value="1207">
            <text:p>1207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 0.7 + [.A45]/300" office:value-type="float" office:value="0.846666666666667">
            <text:p>0.85</text:p>
          </table:table-cell>
          <table:table-cell table:formula="of:=[.E45]-0.69" office:value-type="percentage" office:value="0.156666666666667">
            <text:p>15.67%</text:p>
          </table:table-cell>
          <table:table-cell table:formula="of:=1-[.E45]" office:value-type="float" office:value="0.153333333333333">
            <text:p>0.15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I44]+[.H44]" office:value-type="float" office:value="95946">
            <text:p>9594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FLOOR([.B45] * 1.1;1)" office:value-type="float" office:value="1327">
            <text:p>1327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 0.7 + [.A46]/300" office:value-type="float" office:value="0.85">
            <text:p>0.85</text:p>
          </table:table-cell>
          <table:table-cell table:formula="of:=[.E46]-0.69" office:value-type="percentage" office:value="0.16">
            <text:p>16.00%</text:p>
          </table:table-cell>
          <table:table-cell table:formula="of:=1-[.E46]" office:value-type="float" office:value="0.15">
            <text:p>0.15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I45]+[.H45]" office:value-type="float" office:value="103107">
            <text:p>103107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FLOOR([.B46] * 1.1;1)" office:value-type="float" office:value="1459">
            <text:p>1459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 0.7 + [.A47]/300" office:value-type="float" office:value="0.853333333333333">
            <text:p>0.85</text:p>
          </table:table-cell>
          <table:table-cell table:formula="of:=[.E47]-0.69" office:value-type="percentage" office:value="0.163333333333333">
            <text:p>16.33%</text:p>
          </table:table-cell>
          <table:table-cell table:formula="of:=1-[.E47]" office:value-type="float" office:value="0.146666666666667">
            <text:p>0.15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I46]+[.H46]" office:value-type="float" office:value="110635">
            <text:p>11063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FLOOR([.B47] * 1.1;1)" office:value-type="float" office:value="1604">
            <text:p>160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 0.7 + [.A48]/300" office:value-type="float" office:value="0.856666666666667">
            <text:p>0.86</text:p>
          </table:table-cell>
          <table:table-cell table:formula="of:=[.E48]-0.69" office:value-type="percentage" office:value="0.166666666666667">
            <text:p>16.67%</text:p>
          </table:table-cell>
          <table:table-cell table:formula="of:=1-[.E48]" office:value-type="float" office:value="0.143333333333333">
            <text:p>0.14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I47]+[.H47]" office:value-type="float" office:value="118540">
            <text:p>118540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FLOOR([.B48] * 1.1;1)" office:value-type="float" office:value="1764">
            <text:p>1764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 0.7 + [.A49]/300" office:value-type="float" office:value="0.86">
            <text:p>0.86</text:p>
          </table:table-cell>
          <table:table-cell table:formula="of:=[.E49]-0.69" office:value-type="percentage" office:value="0.17">
            <text:p>17.00%</text:p>
          </table:table-cell>
          <table:table-cell table:formula="of:=1-[.E49]" office:value-type="float" office:value="0.14">
            <text:p>0.14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I48]+[.H48]" office:value-type="float" office:value="126834">
            <text:p>126834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FLOOR([.B49] * 1.1;1)" office:value-type="float" office:value="1940">
            <text:p>1940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 0.7 + [.A50]/300" office:value-type="float" office:value="0.863333333333333">
            <text:p>0.86</text:p>
          </table:table-cell>
          <table:table-cell table:formula="of:=[.E50]-0.69" office:value-type="percentage" office:value="0.173333333333333">
            <text:p>17.33%</text:p>
          </table:table-cell>
          <table:table-cell table:formula="of:=1-[.E50]" office:value-type="float" office:value="0.136666666666667">
            <text:p>0.14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I49]+[.H49]" office:value-type="float" office:value="135528">
            <text:p>135528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FLOOR([.B50] * 1.1;1)" office:value-type="float" office:value="2134">
            <text:p>2134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formula="of:= 0.7 + [.A51]/300" office:value-type="float" office:value="0.866666666666667">
            <text:p>0.87</text:p>
          </table:table-cell>
          <table:table-cell table:formula="of:=[.E51]-0.69" office:value-type="percentage" office:value="0.176666666666667">
            <text:p>17.67%</text:p>
          </table:table-cell>
          <table:table-cell table:formula="of:=1-[.E51]" office:value-type="float" office:value="0.133333333333333">
            <text:p>0.13</text:p>
          </table:table-cell>
          <table:table-cell table:style-name="ce3" table:formula="of:=FLOOR([.A51]*[.A51]*3*POWER(1.005;[.A51] - 2);1)" office:value-type="float" office:value="9528">
            <text:p>9528</text:p>
          </table:table-cell>
          <table:table-cell table:formula="of:=[.I50]+[.H50]" office:value-type="float" office:value="144633">
            <text:p>14463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23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1-25T23:23:45.86</dc:date>
    <dc:creator>Seab Dinch</dc:creator>
    <meta:editing-duration>PT2H41M35S</meta:editing-duration>
    <meta:editing-cycles>10</meta:editing-cycles>
    <meta:generator>OpenOffice/4.1.2$Win32 OpenOffice.org_project/412m3$Build-9782</meta:generator>
    <meta:document-statistic meta:table-count="3" meta:cell-count="459" meta:object-count="0"/>
  </office:meta>
</office:document-meta>
</file>